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justify" style:justify-single-word="false"/>
      <style:text-properties fo:font-style="italic" fo:background-color="transparent" style:font-style-asian="italic" style:font-style-complex="italic"/>
    </style:style>
    <style:style style:name="P2" style:family="paragraph" style:parent-style-name="Text_20_body" style:list-style-name="L1">
      <style:paragraph-properties fo:text-align="start" style:justify-single-word="false"/>
      <style:text-properties fo:background-color="transparent"/>
    </style:style>
    <style:style style:name="P3" style:family="paragraph" style:parent-style-name="Text_20_body" style:list-style-name="L1">
      <style:paragraph-properties fo:text-align="justify" style:justify-single-word="false"/>
      <style:text-properties fo:background-color="transparent"/>
    </style:style>
    <style:style style:name="P4" style:family="paragraph" style:parent-style-name="Text_20_body" style:list-style-name="L1">
      <style:paragraph-properties fo:text-align="justify" style:justify-single-word="false"/>
      <style:text-properties fo:font-weight="bold" fo:background-color="transparent" style:font-weight-asian="bold" style:font-weight-complex="bold"/>
    </style:style>
    <style:style style:name="P5" style:family="paragraph" style:parent-style-name="Text_20_body" style:list-style-name="L1">
      <style:paragraph-properties fo:text-align="justify" style:justify-single-word="false"/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P6" style:family="paragraph" style:parent-style-name="Text_20_body" style:list-style-name="L1">
      <style:paragraph-properties fo:text-align="justify" style:justify-single-word="false" fo:break-before="page"/>
      <style:text-properties fo:background-color="transparen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02701013000062962" text:style-name="L1">
        <text:list-item>
          <text:p text:style-name="P6"><text:span text:style-name="T1">Berliner Bezirke Boundaries (Polygons): </text:span></text:p>
          <text:p text:style-name="P2">docid: 1EbdmD9fmHMemdUsUoWDeuPAtuiT4E0cp8sbCNTo</text:p>
          <text:p text:style-name="P1">Beschreibung: Rahmen/Flächen der Berliner Stadtbezirke.</text:p>
        </text:list-item>
        <text:list-item>
          <text:p text:style-name="P4">Berliner Weihnachtsmärkte 2012: SimpleSearch CSV-Export (20130801): </text:p>
          <text:p text:style-name="P2">docid: 1xJvCETrSWREYpzz8RVT_iUTjIYRXLEO_beKniK4</text:p>
          <text:p text:style-name="P1">Beschreibung: Klassischer csv-Export aller Weihnachtsmarktdaten 2012 der OpenData-API.</text:p>
        </text:list-item>
        <text:list-item>
          <text:p text:style-name="P4">Berliner Weihnachtsmärkte 2012: SimpleSearch XML-Export (20130801): </text:p>
          <text:p text:style-name="P2">docid: 1zvOlYc30tjokhBDUPkFJJK06inaQByti1m3ZFCY</text:p>
          <text:p text:style-name="P1">Beschreibung: Erweiterter xml-Export aller Weihnachtsmarktdaten 2012 der OpenData-API mit zusätzlichen Feldern (Timestamps, etc.)</text:p>
        </text:list-item>
        <text:list-item>
          <text:p text:style-name="P4">Berliner Weihnachtsmärkte 2012: Geo-Adressen (20130801): </text:p>
          <text:p text:style-name="P2">docid: 1oXXCXLi4fVEiB8DzdRgWo8fxLd2ucA5wzn4zqgI</text:p>
          <text:p text:style-name="P1">Beschreibung: Konkatenierte, geocodierbare Adressen der Weihnachtsmärkte aus Tabelle 2 bzw. 3.</text:p>
        </text:list-item>
        <text:list-item>
          <text:p text:style-name="P4">Berliner Weihnachtsmärkte 2012: Eintrittspreise (20130801): </text:p>
          <text:p text:style-name="P2">docid: 1s1sXf7hL8SVK10EjnmEK6ajq5exqPASAsroR40U</text:p>
          <text:p text:style-name="P1">Beschreibung: Eintrittspreise (Standard und ermäßigt), sowie Sortiment (Weihnachtsmarktkategorie) und Wert für Fahrgeschäfte. / ACHTUNG: Zahlenwerte (z.B. für Fahrgeschäfte) ohne Nachkommastellen anlegen, sonst gibt's Probleme beim Import bzw. GFT kann später die Werte nicht als Numbers interpretieren. id-Zuordnung gemäß Tabelle 2 &amp; 3.</text:p>
        </text:list-item>
        <text:list-item>
          <text:p text:style-name="P5">Merge of Berliner Weihnachtsmärkte 2012: SimpleSearch CSV-Export (20130801) and Berliner Weihnachtsmärkte 2012: Eintrittspreise (20130801): </text:p>
          <text:p text:style-name="P2">docid: 1jlmNx70VHzmyZgwhewP_QlUiBVOExkxv2IAPtyw</text:p>
          <text:p text:style-name="P1">Beschreibung: Verbundtabelle aus Weihnachtsmärkten (Tabelle 2) und Eintrittspreisen/Sortiment/Fahrgeschäften (Tabelle 5).</text:p>
        </text:list-item>
        <text:list-item>
          <text:p text:style-name="P3"><text:span text:style-name="T1">Summarized Merge of Berliner Weihnachtsmärkte 2012- SimpleSearch CSV-Export (20130801) and Berliner Weihnachtsmärkte 2012- Eintrittspreise (20130801):</text:span> </text:p>
          <text:p text:style-name="P2">docid: 1bNiQP7s7yPki7R7rvG4C0JFvkL6TAUV5BeESc6A</text:p>
          <text:p text:style-name="P1">Beschreibung: Summary von Verbundtabelle 6: Anzahl der Weihnachtsmärkte pro Bezirk und höchster Eintrittspreis pro Bezirk.</text:p>
        </text:list-item>
        <text:list-item>
          <text:p text:style-name="P3"><text:span text:style-name="T1">Merge of Berliner Weihnachtsmärkte 2012: SimpleSearch CSV-Export (20130801) and Berliner Weihnachtsmärkte 2012: Geo-Adressen (20130801):</text:span> </text:p>
          <text:p text:style-name="P2">docid: 1e2T4Sw8EMHgQkGmsDjixIwwhj8bOmiOgl6QQxPM</text:p>
          <text:p text:style-name="P1">Beschreibung: Verbundtabelle aus Weihnachtsmärkten (Tabelle 2) und den Geo-Adressen (Tabelle 4).</text:p>
        </text:list-item>
        <text:list-item>
          <text:p text:style-name="P3"><text:span text:style-name="T1">Merge of Summarized Merge of Berliner Weihnachtsmärkte 2012- SimpleSearch CSV-Export (20130801) and Berliner Weihnachtsmärkte 2012- Eintrittspreise (20130801) and Berliner Bezirke Boundaries (Polygons):</text:span> </text:p>
          <text:p text:style-name="P2">docid: 1mYQYgSuc3D8RZeklmSLOB2XcOhlETwXqcXXv1DA</text:p>
          <text:p text:style-name="P1"><text:soft-page-break/>Beschreibung: Verbundtabelle aus Anzahl der Weihnachtsmärkte pro Bezirk / höchster Eintrittspreis pro Bezirk (Tabelle 7) und den Geo-Adressen (Tabelle 1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0T01:45:26.75</meta:creation-date>
    <meta:document-statistic meta:table-count="0" meta:image-count="0" meta:object-count="0" meta:page-count="2" meta:paragraph-count="27" meta:word-count="253" meta:character-count="2559"/>
    <dc:date>2013-02-10T01:46:14.68</dc:date>
    <meta:editing-duration>PT49S</meta:editing-duration>
    <meta:editing-cycles>1</meta:editing-cycles>
    <meta:generator>OpenOffice.org/3.4.1$Win32 OpenOffice.org_project/341m1$Build-9593</meta:generator>
  </office:meta>
</office:document-meta>
</file>